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华文黑体1" svg:font-family="华文黑体" style:font-pitch="variable"/>
    <style:font-face style:name="方正苏新诗柳楷简体" svg:font-family="方正苏新诗柳楷简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automatic-styles>
    <style:style style:name="P1" style:family="paragraph" style:parent-style-name="Standard">
      <style:text-properties fo:font-size="18pt" officeooo:rsid="0009ed68" officeooo:paragraph-rsid="0009ed68" style:font-size-asian="18pt" style:font-size-complex="18pt"/>
    </style:style>
    <style:style style:name="P2" style:family="paragraph" style:parent-style-name="Standard">
      <style:text-properties fo:font-size="24pt" officeooo:rsid="0009ed68" officeooo:paragraph-rsid="0009ed68" style:font-size-asian="24pt" style:font-size-complex="24pt"/>
    </style:style>
    <style:style style:name="P3" style:family="paragraph" style:parent-style-name="Standard">
      <style:text-properties fo:font-size="16pt" officeooo:rsid="0009ed68" officeooo:paragraph-rsid="0009ed68" style:font-size-asian="16pt" style:font-size-complex="16pt"/>
    </style:style>
    <style:style style:name="P4" style:family="paragraph" style:parent-style-name="Standard">
      <style:text-properties fo:font-size="16pt" officeooo:rsid="000a8bec" officeooo:paragraph-rsid="000a8bec" style:font-size-asian="16pt" style:font-size-complex="16pt"/>
    </style:style>
    <style:style style:name="P5" style:family="paragraph" style:parent-style-name="Standard">
      <style:text-properties fo:font-size="16pt" officeooo:rsid="000aa299" officeooo:paragraph-rsid="000aa299" style:font-size-asian="16pt" style:font-size-complex="16pt"/>
    </style:style>
    <style:style style:name="P6" style:family="paragraph" style:parent-style-name="Standard">
      <style:text-properties fo:font-size="16pt" officeooo:rsid="000c8263" officeooo:paragraph-rsid="000c8263" style:font-size-asian="16pt" style:font-size-complex="16pt"/>
    </style:style>
    <style:style style:name="P7" style:family="paragraph" style:parent-style-name="Standard">
      <style:text-properties fo:font-size="16pt" officeooo:rsid="000c8263" officeooo:paragraph-rsid="000e3403" style:font-size-asian="16pt" style:font-size-complex="16pt"/>
    </style:style>
    <style:style style:name="P8" style:family="paragraph" style:parent-style-name="Standard">
      <style:text-properties fo:font-size="16pt" officeooo:rsid="000e3403" officeooo:paragraph-rsid="000e3403" style:font-size-asian="16pt" style:font-size-complex="16pt"/>
    </style:style>
    <style:style style:name="P9" style:family="paragraph" style:parent-style-name="Standard">
      <style:text-properties fo:font-size="16pt" officeooo:rsid="000e3403" officeooo:paragraph-rsid="000e70e2" style:font-size-asian="16pt" style:font-size-complex="16pt"/>
    </style:style>
    <style:style style:name="P10" style:family="paragraph" style:parent-style-name="Standard">
      <style:text-properties fo:font-size="16pt" officeooo:rsid="000e3403" officeooo:paragraph-rsid="00106a1e" style:font-size-asian="16pt" style:font-size-complex="16pt"/>
    </style:style>
    <style:style style:name="P11" style:family="paragraph" style:parent-style-name="Standard">
      <style:text-properties fo:font-size="16pt" officeooo:rsid="000e70e2" officeooo:paragraph-rsid="000e70e2" style:font-size-asian="16pt" style:font-size-complex="16pt"/>
    </style:style>
    <style:style style:name="P12" style:family="paragraph" style:parent-style-name="Standard">
      <style:text-properties fo:font-size="16pt" officeooo:rsid="000e70e2" officeooo:paragraph-rsid="00106a1e" style:font-size-asian="16pt" style:font-size-complex="16pt"/>
    </style:style>
    <style:style style:name="P13" style:family="paragraph" style:parent-style-name="Standard">
      <style:text-properties fo:font-size="16pt" officeooo:rsid="00106a1e" officeooo:paragraph-rsid="00106a1e" style:font-size-asian="16pt" style:font-size-complex="16pt"/>
    </style:style>
    <style:style style:name="P14" style:family="paragraph" style:parent-style-name="Standard">
      <style:text-properties fo:font-size="16pt" officeooo:rsid="0009ed68" officeooo:paragraph-rsid="0009ed68" style:font-name-asian="方正苏新诗柳楷简体" style:font-size-asian="16pt" style:font-size-complex="16pt"/>
    </style:style>
    <style:style style:name="P15" style:family="paragraph" style:parent-style-name="Standard">
      <style:text-properties fo:font-size="16pt" officeooo:rsid="000c8263" officeooo:paragraph-rsid="000c8263" style:font-name-asian="方正苏新诗柳楷简体" style:font-size-asian="16pt" style:font-size-complex="16pt"/>
    </style:style>
    <style:style style:name="T1" style:family="text">
      <style:text-properties officeooo:rsid="000a8bec"/>
    </style:style>
    <style:style style:name="T2" style:family="text">
      <style:text-properties officeooo:rsid="000aa299"/>
    </style:style>
    <style:style style:name="T3" style:family="text">
      <style:text-properties officeooo:rsid="000c8263"/>
    </style:style>
    <style:style style:name="T4" style:family="text">
      <style:text-properties style:font-name-asian="华文黑体1"/>
    </style:style>
    <style:style style:name="T5" style:family="text">
      <style:text-properties officeooo:rsid="000e3403"/>
    </style:style>
    <style:style style:name="T6" style:family="text">
      <style:text-properties officeooo:rsid="000e70e2"/>
    </style:style>
    <style:style style:name="T7" style:family="text">
      <style:text-properties officeooo:rsid="00106a1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用况 <text:s text:c="2"/>看视频</text:p>
      <text:p text:style-name="P1"/>
      <text:p text:style-name="P3">参与者： audience</text:p>
      <text:p text:style-name="P3"/>
      <text:p text:style-name="P3">前置条件：</text:p>
      <text:p text:style-name="P3"/>
      <text:p text:style-name="P3">audience选择浏览视频</text:p>
      <text:p text:style-name="P3"/>
      <text:p text:style-name="P3"/>
      <text:p text:style-name="P14">基本流</text:p>
      <text:p text:style-name="P3">1<text:span text:style-name="T1">、</text:span>系统显示提供<text:span text:style-name="T1">的视频、视频相关信息</text:span></text:p>
      <text:p text:style-name="P8">{选择视频}</text:p>
      <text:p text:style-name="P4">2、 audience选择要观看的视频</text:p>
      <text:p text:style-name="P6">{播放视频}</text:p>
      <text:p text:style-name="P4">3、 系统播放视频</text:p>
      <text:p text:style-name="P6">4、系统播放视频结束<text:span text:style-name="T5">，提醒audience是否重播</text:span></text:p>
      <text:p text:style-name="P8">5、audience选择是</text:p>
      <text:p text:style-name="P8">6、用况回到{播放视频}</text:p>
      <text:p text:style-name="P8">7、audience选择否</text:p>
      <text:p text:style-name="P8">8、用况回到{选择视频}</text:p>
      <text:p text:style-name="P8">9、audience选择离开，用况结束 <text:s text:c="11"/>//？？要写吗</text:p>
      <text:p text:style-name="P5"/>
      <text:p text:style-name="P5"/>
      <text:p text:style-name="P15">备选流</text:p>
      <text:p text:style-name="P15"/>
      <text:p text:style-name="P6"><text:span text:style-name="T4">在{播放视频} 如果audience选择关注视频上传者</text:span></text:p>
      <text:p text:style-name="P15"><text:span text:style-name="T4">A1 关注视频上传者</text:span></text:p>
      <text:p text:style-name="P5">1、 audience 选择 关注视频上传者</text:p>
      <text:p text:style-name="P5">2、系统在audience的关注列表中加入视频上传者，并且显示已关注</text:p>
      <text:p text:style-name="P6">3、回到基本流{播放视频}</text:p>
      <text:p text:style-name="P5"/>
      <text:p text:style-name="P6"><text:span text:style-name="T4">在{播放视频} 如果audience选择 取消关注视频上传者</text:span></text:p>
      <text:p text:style-name="P6">A2 取消关注视频上传者</text:p>
      <text:p text:style-name="P6">1、<text:span text:style-name="T2">audience 选择 取消关注视频上传者</text:span></text:p>
      <text:p text:style-name="P6">2、<text:span text:style-name="T2">系统在audience的关注列表中移除视频上传者，并且显示关注</text:span></text:p>
      <text:p text:style-name="P7"><text:soft-page-break/>3、回到基本流{播放视频}</text:p>
      <text:p text:style-name="P7"/>
      <text:p text:style-name="P7"/>
      <text:p text:style-name="P8">在{播放视频}如果audience选择 点赞</text:p>
      <text:p text:style-name="P8">A3 点赞视频</text:p>
      <text:p text:style-name="P8">1、系统将视频的赞数量增加1</text:p>
      <text:p text:style-name="P8">2、<text:span text:style-name="T3">回到基本流{播放视频}</text:span></text:p>
      <text:p text:style-name="P8"/>
      <text:p text:style-name="P8"/>
      <text:p text:style-name="P8">在{播放视频}如果audience选择 取消点赞</text:p>
      <text:p text:style-name="P8">A<text:span text:style-name="T6">4</text:span> 取消点赞视频</text:p>
      <text:p text:style-name="P8">1、系统将视频的赞数量减少1</text:p>
      <text:p text:style-name="P8">2、<text:span text:style-name="T3">回到基本流{播放视频}</text:span></text:p>
      <text:p text:style-name="P8"/>
      <text:p text:style-name="P8"/>
      <text:p text:style-name="P9">在{播放视频}如果audience选择 评论</text:p>
      <text:p text:style-name="P11">A5 评论视频</text:p>
      <text:p text:style-name="P12">1、系统显示精彩评论<text:span text:style-name="T7">和最新评论</text:span></text:p>
      <text:p text:style-name="P12"><text:span text:style-name="T7">2、</text:span>audience输入评论信息</text:p>
      <text:p text:style-name="P11">2、<text:span text:style-name="T7">audience 选择发布评论</text:span></text:p>
      <text:p text:style-name="P13">3、系统显示通知成功并在最新评论中加入该评论</text:p>
      <text:p text:style-name="P13">4、回到基本流{播放视频}</text:p>
      <text:p text:style-name="P13"/>
      <text:p text:style-name="P13">在备选流{评论视频}，audience选择离开，用况回到{播放视频}</text:p>
      <text:p text:style-name="P13">//这个要如何表示？？？</text:p>
      <text:p text:style-name="P13"/>
      <text:p text:style-name="P10">在{播放视频}如果audience选择 转发</text:p>
      <text:p text:style-name="P13">A6 转发视频</text:p>
      <text:p text:style-name="P13">1、用况回到发布 动态用况 基本流 {*****}</text:p>
      <text:p text:style-name="P13"/>
      <text:p text:style-name="P13">//这个我不知道，茂儿你写吧</text:p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华文黑体1" svg:font-family="华文黑体" style:font-pitch="variable"/>
    <style:font-face style:name="方正苏新诗柳楷简体" svg:font-family="方正苏新诗柳楷简体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华文黑体" svg:font-family="华文黑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华文黑体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华文黑体" style:font-family-asian="华文黑体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4T10:46:11.321708080</meta:creation-date>
    <dc:date>2018-04-04T11:59:10.645185473</dc:date>
    <meta:editing-duration>PT6S</meta:editing-duration>
    <meta:editing-cycles>1</meta:editing-cycles>
    <meta:generator>LibreOffice/5.3.3.2$Linux_X86_64 LibreOffice_project/3d9a8b4b4e538a85e0782bd6c2d430bafe583448</meta:generator>
    <meta:document-statistic meta:table-count="0" meta:image-count="0" meta:object-count="0" meta:page-count="2" meta:paragraph-count="48" meta:word-count="581" meta:character-count="776" meta:non-whitespace-character-count="736"/>
  </office:meta>
</office:document-meta>
</file>